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089" officeooo:paragraph-rsid="001d8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fen Brinckmann</meta:initial-creator>
    <meta:creation-date>2023-01-14T10:31:32.951266244</meta:creation-date>
    <dc:date>2023-01-14T10:31:46.889567113</dc:date>
    <dc:creator>Steffen Brinckmann</dc:creator>
    <meta:editing-duration>PT1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